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E0000011A0865F732.png" manifest:media-type="image/png"/>
  <manifest:file-entry manifest:full-path="Pictures/100000010000076E0000011AFE0A8D51.png" manifest:media-type="image/png"/>
  <manifest:file-entry manifest:full-path="Pictures/10000001000002150000009132D35B4E.png" manifest:media-type="image/png"/>
  <manifest:file-entry manifest:full-path="Pictures/100000010000076E0000011A01A7C7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b75" officeooo:paragraph-rsid="00080b75"/>
    </style:style>
    <style:style style:name="P2" style:family="paragraph" style:parent-style-name="Standard">
      <style:text-properties officeooo:rsid="000a9dba" officeooo:paragraph-rsid="000a9dba"/>
    </style:style>
    <style:style style:name="P3" style:family="paragraph" style:parent-style-name="Standard">
      <style:text-properties officeooo:rsid="000d5313" officeooo:paragraph-rsid="000d5313"/>
    </style:style>
    <style:style style:name="P4" style:family="paragraph" style:parent-style-name="Standard">
      <style:text-properties officeooo:rsid="0012a602" officeooo:paragraph-rsid="0012a6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mbda:</text:p>
      <text:p text:style-name="P1"><draw:frame draw:style-name="fr1" draw:name="Image1" text:anchor-type="char" svg:x="0in" svg:y="0in" svg:width="6.6929in" svg:height="0.9917in" draw:z-index="0"><draw:image xlink:href="Pictures/100000010000076E0000011A01A7C7DB.png" xlink:type="simple" xlink:show="embed" xlink:actuate="onLoad" draw:mime-type="image/png"/></draw:frame><text:tab/></text:p>
      <text:p text:style-name="P2">DynamoDB:</text:p>
      <text:p text:style-name="P2"><draw:frame draw:style-name="fr3" draw:name="Image2" text:anchor-type="char" svg:width="6.6929in" svg:height="0.9917in" draw:z-index="1"><draw:image xlink:href="Pictures/100000010000076E0000011AFE0A8D51.png" xlink:type="simple" xlink:show="embed" xlink:actuate="onLoad" draw:mime-type="image/png"/></draw:frame><text:tab/></text:p>
      <text:p text:style-name="P3">API GW:</text:p>
      <text:p text:style-name="P3"><draw:frame draw:style-name="fr2" draw:name="Image3" text:anchor-type="char" svg:width="6.6929in" svg:height="0.9917in" draw:z-index="2"><draw:image xlink:href="Pictures/100000010000076E0000011A0865F732.png" xlink:type="simple" xlink:show="embed" xlink:actuate="onLoad" draw:mime-type="image/png"/></draw:frame><text:tab/></text:p>
      <text:p text:style-name="P4">Web:</text:p>
      <text:p text:style-name="P4"><draw:frame draw:style-name="fr1" draw:name="Image4" text:anchor-type="char" svg:x="0.05in" svg:y="0.1126in" svg:width="4.7984in" svg:height="1.3055in" draw:z-index="3"><draw:image xlink:href="Pictures/10000001000002150000009132D35B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4:36:33.811271290</meta:creation-date>
    <dc:date>2025-04-30T14:40:28.007722016</dc:date>
    <meta:editing-duration>PT3M51S</meta:editing-duration>
    <meta:editing-cycles>8</meta:editing-cycles>
    <meta:generator>LibreOffice/24.2.7.2$Linux_X86_64 LibreOffice_project/420$Build-2</meta:generator>
    <meta:document-statistic meta:table-count="0" meta:image-count="4" meta:object-count="0" meta:page-count="1" meta:paragraph-count="7" meta:word-count="5" meta:character-count="30" meta:non-whitespace-character-count="26"/>
  </office:meta>
</office:document-meta>
</file>